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8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008cm"/>
    </style:style>
    <style:style style:name="gr9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135cm"/>
    </style:style>
    <style:style style:name="gr10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0084d1"/>
      <style:paragraph-properties fo:text-align="center"/>
    </style:style>
    <style:style style:name="P11" style:family="paragraph"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-color="#3465a4"/>
      <style:paragraph-properties fo:text-align="center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572cm" svg:x2="2.27cm" svg:y2="2.143cm">
          <text:p/>
        </draw:line>
        <draw:line draw:style-name="gr1" draw:text-style-name="P1" draw:layer="layout" svg:x1="2.27cm" svg:y1="5.572cm" svg:x2="18.78cm" svg:y2="5.572cm">
          <text:p/>
        </draw:line>
        <draw:line draw:style-name="gr2" draw:text-style-name="P1" draw:layer="layout" svg:x1="2.143cm" svg:y1="2.905cm" svg:x2="2.397cm" svg:y2="2.905cm">
          <text:p/>
        </draw:line>
        <draw:frame draw:style-name="gr3" draw:text-style-name="P3" draw:layer="layout" svg:width="1.277cm" svg:height="0.569cm" svg:x="1.12cm" svg:y="2.617cm">
          <draw:text-box>
            <text:p text:style-name="P2"><text:span text:style-name="T1">Peak</text:span></text:p>
          </draw:text-box>
        </draw:frame>
        <draw:frame draw:style-name="gr4" draw:text-style-name="P5" draw:layer="layout" svg:width="2.602cm" svg:height="0.662cm" svg:x="2.397cm" svg:y="2.143cm">
          <draw:text-box>
            <text:p text:style-name="P4"><text:span text:style-name="T2">Performance</text:span></text:p>
          </draw:text-box>
        </draw:frame>
        <draw:frame draw:style-name="gr5" draw:text-style-name="P6" draw:layer="layout" svg:width="5.26cm" svg:height="0.645cm" svg:x="14.066cm" svg:y="5.826cm">
          <draw:text-box>
            <text:p text:style-name="P2"><text:span text:style-name="T3">Number of method invocations</text:span></text:p>
          </draw:text-box>
        </draw:frame>
        <draw:custom-shape draw:style-name="gr6" draw:text-style-name="P7" draw:layer="layout" svg:width="0.508cm" svg:height="0.508cm" svg:x="2.27cm" svg:y="5.06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508cm" svg:x="2.778cm" svg:y="5.06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259cm" svg:height="0.645cm" svg:x="1.254cm" svg:y="4.546cm">
          <draw:text-box>
            <text:p text:style-name="P8"><text:span text:style-name="T4">Interpreter</text:span></text:p>
          </draw:text-box>
        </draw:frame>
        <draw:custom-shape draw:style-name="gr8" draw:text-style-name="P10" draw:layer="layout" svg:width="0.508cm" svg:height="1.651cm" svg:x="3.286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3.794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4.302cm" svg:y="3.9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1.651cm" svg:x="4.81cm" svg:y="3.921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285cm" svg:height="0.683cm" svg:x="3.794cm" svg:y="3.323cm">
          <draw:text-box>
            <text:p text:style-name="P11"><text:span text:style-name="T5">C1</text:span></text:p>
          </draw:text-box>
        </draw:frame>
        <draw:custom-shape draw:style-name="gr9" draw:text-style-name="P13" draw:layer="layout" svg:width="0.635cm" svg:height="2.667cm" svg:x="5.318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5.826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6.334cm" svg:y="2.9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508cm" svg:height="2.667cm" svg:x="6.842cm" svg:y="2.905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.285cm" svg:height="0.683cm" svg:x="5.799cm" svg:y="2.287cm">
          <draw:text-box>
            <text:p text:style-name="P11"><text:span text:style-name="T5">C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7-20T11:42:27.175042674</dc:date>
    <meta:editing-duration>PT29M58S</meta:editing-duration>
    <meta:editing-cycles>10</meta:editing-cycles>
    <meta:generator>LibreOffice/4.4.4.3$Linux_X86_64 LibreOffice_project/40m0$Build-3</meta:generator>
    <meta:document-statistic meta:object-count="19"/>
  </office:meta>
</office:document-meta>
</file>